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Sinespaciado" style:family="paragraph">
      <style:text-properties style:language-asian="es" style:country-asian="ES"/>
    </style:style>
    <style:style style:name="P3" style:parent-style-name="Título1" style:family="paragraph">
      <style:text-properties style:language-asian="es" style:country-asian="ES"/>
    </style:style>
    <style:style style:name="T4" style:parent-style-name="Fuentedepárrafopredeter." style:family="text">
      <style:text-properties style:font-style-complex="italic"/>
    </style:style>
    <style:style style:name="T5" style:parent-style-name="Fuentedepárrafopredeter." style:family="text">
      <style:text-properties style:font-style-complex="italic"/>
    </style:style>
    <style:style style:name="T6" style:parent-style-name="Fuentedepárrafopredeter." style:family="text">
      <style:text-properties style:font-style-complex="italic"/>
    </style:style>
    <style:style style:name="T7" style:parent-style-name="Fuentedepárrafopredeter." style:family="text">
      <style:text-properties fo:font-style="italic" style:font-style-asian="italic" style:font-style-complex="italic"/>
    </style:style>
    <style:style style:name="T8" style:parent-style-name="Fuentedepárrafopredeter." style:family="text">
      <style:text-properties style:font-style-complex="italic"/>
    </style:style>
    <style:style style:name="P9" style:parent-style-name="Normal" style:family="paragraph">
      <style:text-properties style:language-asian="es" style:country-asian="ES"/>
    </style:style>
    <style:style style:name="T10" style:parent-style-name="Fuentedepárrafopredeter." style:family="text">
      <style:text-properties fo:font-style="italic" style:font-style-asian="italic" style:font-style-complex="italic"/>
    </style:style>
    <style:style style:name="P11" style:parent-style-name="Título1" style:family="paragraph">
      <style:text-properties style:language-asian="es" style:country-asian="ES"/>
    </style:style>
  </office:automatic-styles>
  <office:body>
    <office:text text:use-soft-page-breaks="true">
      <text:p text:style-name="P1">TRABAJO 4: CLOAKING</text:p>
      <text:p text:style-name="P2"/>
      <text:h text:style-name="P3" text:outline-level="1">¿Qué es?</text:h>
      <text:p text:style-name="Sinespaciado">El <text:span text:style-name="T4">cloaking</text:span> es una técnica de Black Hat SEO mediante la cual un sitio muestra un contenido a los usuarios que lo acceden, pero muestra otro distinto a la <text:span text:style-name="T5">web spider</text:span><text:span text:style-name="T6">.</text:span></text:p>
      <text:p text:style-name="Sinespaciado"><text:s/>La información obtenida por una <text:span text:style-name="T7">web spider</text:span> permitirá que un motor de búsqueda pueda indexar y presentar los sitios web en sus resultados. La información que esta recolecte será fundamental para determinar el posicionamiento del sitio en las búsquedas que hagan los usuarios,esto se logra gracias a la identificación de esta última, proceso que puede llevarse a cabo con técnicas diversas, como reconocimiento por IP o <text:span text:style-name="T8">user agent</text:span>. De esta forma, un sitio puede por ejemplo ser encontrado en una búsqueda de juegos para niños, pero finalmente presentar pornografía a aquellos que accedan a él.</text:p>
      <text:p text:style-name="P9"/>
      <text:h text:style-name="Título1" text:outline-level="1">Penalización en los motores de búsqueda.<text:s/></text:h>
      <text:p text:style-name="Sinespaciado">El <text:span text:style-name="T10">cloaking</text:span> esta<text:s/>multado por los motores de búsqueda. Algunos de estos pueden llegar a borrar el sitio de sus resultados de búsqueda en caso de que detecten que lo esté implementando. Además, puede ser utilizado para redirigir usuarios hacia sitios con algún tipo de amenaza. Es por ello que debido a la existencia de estas y otras amenazas recomendamos contar siempre con una solución de seguridad para evitar el acceso a sitios comprometidos, y así poder navegar seguro.</text:p>
      <text:h text:style-name="P11" text:outline-level="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B3186D" fo:font-size="16pt" style:font-size-asian="16pt" style:font-size-complex="16pt" fo:hyphenate="false"/>
    </style:style>
    <style:style style:name="Normal" style:display-name="Normal" style:family="paragraph">
      <style:paragraph-properties fo:margin-bottom="0.1388in" fo:line-height="115%"/>
      <style:text-properties style:font-name="Calibri" style:font-name-asian="Calibri" style:font-name-complex="Times New Roman"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Calibri" style:font-name-asian="Calibri" style:font-name-complex="Times New Roman"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781049" fo:letter-spacing="-0.0069in" style:letter-kerning="true" fo:font-size="24pt" style:font-size-asian="24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781049" fo:letter-spacing="-0.0069in" style:letter-kerning="true" fo:font-size="24pt" style:font-size-asian="24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B3186D" fo:font-size="16pt" style:font-size-asian="16pt" style:font-size-complex="16pt"/>
    </style:style>
    <style:style style:name="wls-paragraph" style:display-name="wls-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e32d91" draw:opacity="100%" draw:stroke="solid" svg:stroke-width="0.01389in" svg:stroke-color="#a71e6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17-10-03T21:19:00Z</meta:creation-date>
    <dc:date>2017-10-03T21:26:00Z</dc:date>
    <meta:template xlink:href="Normal" xlink:type="simple"/>
    <meta:editing-cycles>2</meta:editing-cycles>
    <meta:editing-duration>PT420S</meta:editing-duration>
    <meta:document-statistic meta:page-count="1" meta:paragraph-count="2" meta:word-count="201" meta:character-count="1305" meta:row-count="9" meta:non-whitespace-character-count="1106"/>
  </office:meta>
</office:document-meta>
</file>